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ard" style:master-page-name="MP0" style:family="paragraph">
      <style:paragraph-properties fo:break-before="page"/>
    </style:style>
    <style:style style:name="T2" style:parent-style-name="Standaardalinea-lettertype" style:family="text">
      <style:text-properties fo:font-size="20pt" style:font-size-asian="20pt" style:font-size-complex="20pt" fo:language="en" fo:country="US"/>
    </style:style>
    <style:style style:name="T3" style:parent-style-name="Standaardalinea-lettertype" style:family="text">
      <style:text-properties fo:language="en" fo:country="US"/>
    </style:style>
    <style:style style:name="T4" style:parent-style-name="Standaardalinea-lettertype" style:family="text">
      <style:text-properties fo:font-size="9pt" style:font-size-asian="9pt" style:font-size-complex="9pt" fo:language="en" fo:country="US"/>
    </style:style>
    <style:style style:name="T5" style:parent-style-name="Standaardalinea-lettertype" style:family="text">
      <style:text-properties fo:font-size="9pt" style:font-size-asian="9pt" style:font-size-complex="9pt" fo:language="en" fo:country="US"/>
    </style:style>
    <style:style style:name="P6" style:parent-style-name="Standaard" style:family="paragraph">
      <style:text-properties fo:font-size="16pt" style:font-size-asian="16pt" style:font-size-complex="16pt"/>
    </style:style>
    <style:style style:name="P7" style:parent-style-name="Standaard" style:family="paragraph">
      <style:text-properties fo:font-size="18pt" style:font-size-asian="18pt" style:font-size-complex="18pt"/>
    </style:style>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P12" style:parent-style-name="Lijstalinea" style:list-style-name="LFO1" style:family="paragraph"/>
    <style:style style:name="P13" style:parent-style-name="Lijstalinea" style:list-style-name="LFO1" style:family="paragraph"/>
    <style:style style:name="T14" style:parent-style-name="Standaardalinea-lettertype" style:family="text">
      <style:text-properties fo:font-size="18pt" style:font-size-asian="18pt" style:font-size-complex="18pt" fo:language="en" fo:country="US"/>
    </style:style>
    <style:style style:name="T15" style:parent-style-name="Standaardalinea-lettertype" style:family="text">
      <style:text-properties fo:font-size="18pt" style:font-size-asian="18pt" style:font-size-complex="18pt" fo:language="en" fo:country="US"/>
    </style:style>
    <style:style style:name="T16" style:parent-style-name="Standaardalinea-lettertype" style:family="text">
      <style:text-properties fo:font-size="18pt" style:font-size-asian="18pt" style:font-size-complex="18pt" fo:language="en" fo:country="US"/>
    </style:style>
    <style:style style:name="T17" style:parent-style-name="Standaardalinea-lettertype" style:family="text">
      <style:text-properties fo:font-size="18pt" style:font-size-asian="18pt" style:font-size-complex="18pt" fo:language="en" fo:country="US"/>
    </style:style>
    <style:style style:name="T18" style:parent-style-name="Standaardalinea-lettertype" style:family="text">
      <style:text-properties fo:font-size="9pt" style:font-size-asian="9pt" style:font-size-complex="9pt" fo:language="en" fo:country="US"/>
    </style:style>
    <style:style style:name="T19" style:parent-style-name="Standaardalinea-lettertype" style:family="text">
      <style:text-properties fo:font-size="9pt" style:font-size-asian="9pt" style:font-size-complex="9pt" fo:language="en" fo:country="US"/>
    </style:style>
    <style:style style:name="T20" style:parent-style-name="Standaardalinea-lettertype" style:family="text">
      <style:text-properties fo:font-size="16pt" style:font-size-asian="16pt" style:font-size-complex="16pt" fo:language="en" fo:country="US"/>
    </style:style>
    <style:style style:name="T21" style:parent-style-name="Standaardalinea-lettertype" style:family="text">
      <style:text-properties fo:font-size="16pt" style:font-size-asian="16pt" style:font-size-complex="16pt" fo:language="en" fo:country="US"/>
    </style:style>
    <style:style style:name="T22" style:parent-style-name="Standaardalinea-lettertype" style:family="text">
      <style:text-properties fo:font-size="16pt" style:font-size-asian="16pt" style:font-size-complex="16pt" fo:language="en" fo:country="US"/>
    </style:style>
    <style:style style:name="T23" style:parent-style-name="Standaardalinea-lettertype" style:family="text">
      <style:text-properties fo:language="en" fo:country="US"/>
    </style:style>
    <style:style style:name="T24" style:parent-style-name="Standaardalinea-lettertype" style:family="text">
      <style:text-properties fo:font-size="16pt" style:font-size-asian="16pt" style:font-size-complex="16pt"/>
    </style:style>
    <style:style style:name="T25" style:parent-style-name="Standaardalinea-lettertype" style:family="text">
      <style:text-properties fo:font-size="16pt" style:font-size-asian="16pt" style:font-size-complex="16pt"/>
    </style:style>
    <style:style style:name="T26" style:parent-style-name="Standaardalinea-lettertype" style:family="text">
      <style:text-properties fo:font-size="16pt" style:font-size-asian="16pt" style:font-size-complex="16pt"/>
    </style:style>
    <style:style style:name="T27" style:parent-style-name="Standaardalinea-lettertype" style:family="text">
      <style:text-properties fo:font-size="16pt" style:font-size-asian="16pt" style:font-size-complex="16pt"/>
    </style:style>
    <style:style style:name="T28" style:parent-style-name="Standaardalinea-lettertype" style:family="text">
      <style:text-properties fo:font-size="16pt" style:font-size-asian="16pt" style:font-size-complex="16pt" fo:language="en" fo:country="US"/>
    </style:style>
    <style:style style:name="T29" style:parent-style-name="Standaardalinea-lettertype" style:family="text">
      <style:text-properties fo:font-size="16pt" style:font-size-asian="16pt" style:font-size-complex="16pt" fo:language="en" fo:country="US"/>
    </style:style>
    <style:style style:name="T30" style:parent-style-name="Standaardalinea-lettertype" style:family="text">
      <style:text-properties fo:language="en" fo:country="US"/>
    </style:style>
    <style:style style:name="T31" style:parent-style-name="Standaardalinea-lettertype" style:family="text">
      <style:text-properties fo:font-size="16pt" style:font-size-asian="16pt" style:font-size-complex="16pt"/>
    </style:style>
    <style:style style:name="T32" style:parent-style-name="Standaardalinea-lettertype" style:family="text">
      <style:text-properties fo:font-size="16pt" style:font-size-asian="16pt" style:font-size-complex="16pt"/>
    </style:style>
    <style:style style:name="T33" style:parent-style-name="Standaardalinea-lettertype" style:family="text">
      <style:text-properties fo:font-size="16pt" style:font-size-asian="16pt" style:font-size-complex="16pt"/>
    </style:style>
    <style:style style:name="T34" style:parent-style-name="Standaardalinea-lettertype" style:family="text">
      <style:text-properties fo:font-size="16pt" style:font-size-asian="16pt" style:font-size-complex="16pt"/>
    </style:style>
    <style:style style:name="T35" style:parent-style-name="Standaardalinea-lettertype" style:family="text">
      <style:text-properties fo:font-size="16pt" style:font-size-asian="16pt" style:font-size-complex="16pt"/>
    </style:style>
    <style:style style:name="T36" style:parent-style-name="Standaardalinea-lettertype" style:family="text">
      <style:text-properties fo:font-size="16pt" style:font-size-asian="16pt" style:font-size-complex="16pt"/>
    </style:style>
    <style:style style:name="T37" style:parent-style-name="Standaardalinea-lettertype" style:family="text">
      <style:text-properties fo:font-size="16pt" style:font-size-asian="16pt" style:font-size-complex="16pt"/>
    </style:style>
    <style:style style:name="T38" style:parent-style-name="Standaardalinea-lettertype" style:family="text">
      <style:text-properties fo:font-size="16pt" style:font-size-asian="16pt" style:font-size-complex="16pt"/>
    </style:style>
    <style:style style:name="T39" style:parent-style-name="Standaardalinea-lettertype" style:family="text">
      <style:text-properties fo:font-size="16pt" style:font-size-asian="16pt" style:font-size-complex="16pt"/>
    </style:style>
    <style:style style:name="T40" style:parent-style-name="Standaardalinea-lettertype" style:family="text">
      <style:text-properties fo:font-size="16pt" style:font-size-asian="16pt" style:font-size-complex="16pt"/>
    </style:style>
    <style:style style:name="T41" style:parent-style-name="Standaardalinea-lettertype" style:family="text">
      <style:text-properties fo:font-size="16pt" style:font-size-asian="16pt" style:font-size-complex="16pt"/>
    </style:style>
    <style:style style:name="T42" style:parent-style-name="Standaardalinea-lettertype" style:family="text">
      <style:text-properties fo:font-size="16pt" style:font-size-asian="16pt" style:font-size-complex="16pt"/>
    </style:style>
    <style:style style:name="T43" style:parent-style-name="Standaardalinea-lettertype" style:family="text">
      <style:text-properties fo:font-size="16pt" style:font-size-asian="16pt" style:font-size-complex="16pt"/>
    </style:style>
    <style:style style:name="T44" style:parent-style-name="Standaardalinea-lettertype" style:family="text">
      <style:text-properties fo:font-size="16pt" style:font-size-asian="16pt" style:font-size-complex="16pt"/>
    </style:style>
    <style:style style:name="T45" style:parent-style-name="Standaardalinea-lettertype" style:family="text">
      <style:text-properties fo:font-size="16pt" style:font-size-asian="16pt" style:font-size-complex="16pt"/>
    </style:style>
    <style:style style:name="T46" style:parent-style-name="Standaardalinea-lettertype" style:family="text">
      <style:text-properties fo:font-size="16pt" style:font-size-asian="16pt" style:font-size-complex="16pt"/>
    </style:style>
    <style:style style:name="T47" style:parent-style-name="Standaardalinea-lettertype" style:family="text">
      <style:text-properties fo:font-size="16pt" style:font-size-asian="16pt" style:font-size-complex="16pt"/>
    </style:style>
    <style:style style:name="T48" style:parent-style-name="Standaardalinea-lettertype" style:family="text">
      <style:text-properties fo:font-size="16pt" style:font-size-asian="16pt" style:font-size-complex="16pt"/>
    </style:style>
    <style:style style:name="T49" style:parent-style-name="Standaardalinea-lettertype" style:family="text">
      <style:text-properties fo:font-size="18pt" style:font-size-asian="18pt" style:font-size-complex="18pt"/>
    </style:style>
    <style:style style:name="T50" style:parent-style-name="Standaardalinea-lettertype" style:family="text">
      <style:text-properties fo:font-size="18pt" style:font-size-asian="18pt" style:font-size-complex="18pt"/>
    </style:style>
    <style:style style:name="T51" style:parent-style-name="Standaardalinea-lettertype" style:family="text">
      <style:text-properties fo:font-size="9pt" style:font-size-asian="9pt" style:font-size-complex="9pt"/>
    </style:style>
    <style:style style:name="T52" style:parent-style-name="Standaardalinea-lettertype" style:family="text">
      <style:text-properties fo:font-size="16pt" style:font-size-asian="16pt" style:font-size-complex="16pt"/>
    </style:style>
    <style:style style:name="T53" style:parent-style-name="Standaardalinea-lettertype" style:family="text">
      <style:text-properties fo:font-size="16pt" style:font-size-asian="16pt" style:font-size-complex="16pt"/>
    </style:style>
    <style:style style:name="T54" style:parent-style-name="Standaardalinea-lettertype" style:family="text">
      <style:text-properties fo:font-size="16pt" style:font-size-asian="16pt" style:font-size-complex="16pt"/>
    </style:style>
    <style:style style:name="T55" style:parent-style-name="Standaardalinea-lettertype" style:family="text">
      <style:text-properties fo:font-size="16pt" style:font-size-asian="16pt" style:font-size-complex="16pt"/>
    </style:style>
    <style:style style:name="T56" style:parent-style-name="Standaardalinea-lettertype" style:family="text">
      <style:text-properties fo:font-size="16pt" style:font-size-asian="16pt" style:font-size-complex="16pt"/>
    </style:style>
    <style:style style:name="T57" style:parent-style-name="Standaardalinea-lettertype" style:family="text">
      <style:text-properties fo:font-size="16pt" style:font-size-asian="16pt" style:font-size-complex="16pt"/>
    </style:style>
    <style:style style:name="T58" style:parent-style-name="Standaardalinea-lettertype" style:family="text">
      <style:text-properties fo:font-size="16pt" style:font-size-asian="16pt" style:font-size-complex="16pt" fo:language="en" fo:country="US"/>
    </style:style>
    <style:style style:name="T59" style:parent-style-name="Standaardalinea-lettertype" style:family="text">
      <style:text-properties fo:font-size="16pt" style:font-size-asian="16pt" style:font-size-complex="16pt" fo:language="en" fo:country="US"/>
    </style:style>
    <style:style style:name="T60" style:parent-style-name="Standaardalinea-lettertype" style:family="text">
      <style:text-properties fo:language="en" fo:country="US"/>
    </style:style>
    <style:style style:name="T61" style:parent-style-name="Standaardalinea-lettertype" style:family="text">
      <style:text-properties fo:language="en" fo:country="US"/>
    </style:style>
    <style:style style:name="T62" style:parent-style-name="Standaardalinea-lettertype" style:family="text">
      <style:text-properties fo:language="en" fo:country="US"/>
    </style:style>
    <style:style style:name="T63" style:parent-style-name="Standaardalinea-lettertype" style:family="text">
      <style:text-properties fo:font-size="16pt" style:font-size-asian="16pt" style:font-size-complex="16pt"/>
    </style:style>
    <style:style style:name="T64" style:parent-style-name="Standaardalinea-lettertype" style:family="text">
      <style:text-properties fo:font-size="16pt" style:font-size-asian="16pt" style:font-size-complex="16pt"/>
    </style:style>
    <style:style style:name="T65" style:parent-style-name="Standaardalinea-lettertype" style:family="text">
      <style:text-properties fo:font-size="16pt" style:font-size-asian="16pt" style:font-size-complex="16pt"/>
    </style:style>
    <style:style style:name="T66" style:parent-style-name="Standaardalinea-lettertype" style:family="text">
      <style:text-properties fo:font-size="16pt" style:font-size-asian="16pt" style:font-size-complex="16pt"/>
    </style:style>
    <style:style style:name="T67" style:parent-style-name="Standaardalinea-lettertype" style:family="text">
      <style:text-properties fo:font-size="16pt" style:font-size-asian="16pt" style:font-size-complex="16pt"/>
    </style:style>
    <style:style style:name="T68" style:parent-style-name="Standaardalinea-lettertype" style:family="text">
      <style:text-properties fo:font-size="16pt" style:font-size-asian="16pt" style:font-size-complex="16pt"/>
    </style:style>
    <style:style style:name="T69" style:parent-style-name="Standaardalinea-lettertype" style:family="text">
      <style:text-properties fo:font-size="16pt" style:font-size-asian="16pt" style:font-size-complex="16pt"/>
    </style:style>
    <style:style style:name="T70" style:parent-style-name="Standaardalinea-lettertype" style:family="text">
      <style:text-properties fo:font-size="16pt" style:font-size-asian="16pt" style:font-size-complex="16pt"/>
    </style:style>
    <style:style style:name="P71" style:parent-style-name="Standaard" style:family="paragraph">
      <style:text-properties fo:font-size="16pt" style:font-size-asian="16pt" style:font-size-complex="16pt"/>
    </style:style>
  </office:automatic-styles>
  <office:body>
    <office:text text:use-soft-page-breaks="true">
      <text:p text:style-name="P1"><text:span text:style-name="T2">Book of Monsters</text:span><text:span text:style-name="T3"><text:line-break/></text:span><text:span text:style-name="T4">Door: Mack Mendes Moreira, GAM21</text:span><text:span text:style-name="T5"><text:line-break/>Group name T.B.A.</text:span></text:p>
      <text:p text:style-name="P6">Inleiding</text:p>
      <text:p text:style-name="Standaard">In dit document komen al onze bosses te staan.<text:s/>Wanneer je een nieuwe boss aanmaakt hoef je alleen een nieuw hoofdstuk aan te maken.<text:s/>Vernoem het hoofdstuk simpelweg naar de naam van je boss. Als je nog geen naam voor je boss verzonnen heb moet je jouw naam gebruiken met een nummer erachter. Bijvoorbeeld als ik een boss zou verzinnen zonder een naam: Mack nr01.<text:s/>De getallen hoeven niet in een logische volgorde, zolang je maar niet dezelfde hoofdstuk titels hebt.</text:p>
      <text:p text:style-name="P7">De Sheet</text:p>
      <text:p text:style-name="Standaard">Op de volgende bladzijde<text:s/>volgt de sheet die je moet gebruiken wanneer je een nieuwe boss wilt toevoegen. Copy and past de sheet en vul de punten in die je in kunt vullen.<text:s/>Op de bladzijde daarna staat de mob sheet.<text:s/></text:p>
      <text:p text:style-name="Standaard">In geval je een mob wilt verzinnen moet je de sheet kopieren en in de Mobs hoofdstuk van de boss plakken.<text:s/>Als je de mob van een ander boss wilt gebruiken, mag je die gewoon copy and pasten in de nieuwe boss. Als jij niet de mob verzonnen heb moet je niet jouw naam in de creator tab zetten en er hoeft ook geen datum achter de creator naam te komen.</text:p>
      <text:p text:style-name="Standaard">Beschrijf per move van je boss en mob de volgende dingen:<text:s/></text:p>
      <text:list text:style-name="LFO1" text:continue-numbering="true">
        <text:list-item>
          <text:p text:style-name="P8">Hoe het beweegt</text:p>
        </text:list-item>
        <text:list-item>
          <text:p text:style-name="P9">wat voor aanval het is</text:p>
        </text:list-item>
        <text:list-item>
          <text:p text:style-name="P10">wat voor schade het doet</text:p>
        </text:list-item>
        <text:list-item>
          <text:p text:style-name="P11">de type schade het doet</text:p>
        </text:list-item>
        <text:list-item>
          <text:p text:style-name="P12">eventuele<text:s/>blindspots</text:p>
        </text:list-item>
        <text:list-item>
          <text:p text:style-name="P13">interruptable of niet</text:p>
        </text:list-item>
      </text:list>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Standaard"/>
      <text:soft-page-break/>
      <text:p text:style-name="Standaard"><text:span text:style-name="T14">B</text:span><text:span text:style-name="T15">oss n</text:span><text:span text:style-name="T16">ame</text:span><text:span text:style-name="T17"><text:line-break/></text:span><text:span text:style-name="T18">Creator’s name</text:span><text:span text:style-name="T19">, Date dd-mm-jj</text:span><text:span text:style-name="T20"><text:line-break/></text:span><text:span text:style-name="T21">Race</text:span><text:span text:style-name="T22"><text:line-break/></text:span><text:span text:style-name="T23">(ras van de boss)</text:span></text:p>
      <text:p text:style-name="Standaard"><text:span text:style-name="T24">Lore/Info</text:span><text:span text:style-name="T25"><text:line-break/></text:span>(Lore van de boss)</text:p>
      <text:p text:style-name="Standaard"><text:span text:style-name="T26">Appearance</text:span><text:span text:style-name="T27"><text:line-break/></text:span>(hoe de boss eruit ziet)</text:p>
      <text:p text:style-name="Standaard"><text:span text:style-name="T28">Health</text:span><text:span text:style-name="T29"><text:line-break/></text:span><text:span text:style-name="T30">(health van de boss)</text:span></text:p>
      <text:p text:style-name="Standaard"><text:span text:style-name="T31">Stamina</text:span><text:span text:style-name="T32"><text:line-break/></text:span>(stamina van de boss)</text:p>
      <text:p text:style-name="Standaard"><text:span text:style-name="T33">Element</text:span><text:span text:style-name="T34"><text:line-break/></text:span>(elementen van de aanvallen van de boss, laat leeg als er geen specifiek element is)</text:p>
      <text:p text:style-name="Standaard"><text:span text:style-name="T35">Weakness</text:span><text:span text:style-name="T36"><text:line-break/></text:span>(de boss zijn zwaktes, elementair, bepaalde wapens, etc.)</text:p>
      <text:p text:style-name="Standaard"><text:span text:style-name="T37">Moveset</text:span><text:span text:style-name="T38"><text:line-break/></text:span>(Bescrhijvingen van alle animaties die de boss gebruikt,<text:s/>maar dan ook<text:s/>ALLE animatie)</text:p>
      <text:p text:style-name="Standaard"><text:span text:style-name="T39">Arena</text:span><text:span text:style-name="T40"><text:line-break/></text:span>(Beschrijving van arena, uiterlijk en functionaliteit)</text:p>
      <text:p text:style-name="Standaard"><text:span text:style-name="T41">Objectives</text:span><text:span text:style-name="T42"><text:line-break/></text:span>(Beschrijving en uitleg van objectives)</text:p>
      <text:p text:style-name="Standaard"><text:span text:style-name="T43">Mobs</text:span><text:span text:style-name="T44"><text:line-break/></text:span>(Beschrijving van de Mobs<text:s/>(zie de mobs sheet))</text:p>
      <text:p text:style-name="Standaard"><text:span text:style-name="T45">NPC’s</text:span><text:span text:style-name="T46"><text:line-break/></text:span>(lijst van NPC’s met korte beschrijving van hun functie, uiterlijk of namen)</text:p>
      <text:p text:style-name="Standaard"><text:span text:style-name="T47">Drops</text:span><text:span text:style-name="T48"><text:line-break/></text:span>(Items, weapons en ander spul dat gedropt kan worden door de boss)</text:p>
      <text:p text:style-name="Standaard"/>
      <text:p text:style-name="Standaard"/>
      <text:p text:style-name="Standaard"/>
      <text:p text:style-name="Standaard"/>
      <text:soft-page-break/>
      <text:p text:style-name="Standaard"><text:span text:style-name="T49">Mob’s name</text:span><text:span text:style-name="T50"><text:line-break/></text:span><text:span text:style-name="T51">Creator’s name</text:span><text:span text:style-name="T52"><text:line-break/>Race</text:span><text:span text:style-name="T53"><text:line-break/></text:span>(ras van de mob)</text:p>
      <text:p text:style-name="Standaard"><text:span text:style-name="T54">Lore/Info</text:span><text:span text:style-name="T55"><text:line-break/></text:span>(Lore van de<text:s/>mob)</text:p>
      <text:p text:style-name="Standaard"><text:span text:style-name="T56">Appearance</text:span><text:span text:style-name="T57"><text:line-break/></text:span>(hoe de<text:s/>mob<text:s/>eruit ziet)</text:p>
      <text:p text:style-name="Standaard"><text:span text:style-name="T58">Health</text:span><text:span text:style-name="T59"><text:line-break/></text:span><text:span text:style-name="T60">(health van de<text:s/></text:span><text:span text:style-name="T61">mob</text:span><text:span text:style-name="T62">)</text:span></text:p>
      <text:p text:style-name="Standaard"><text:span text:style-name="T63">Stamina</text:span><text:span text:style-name="T64"><text:line-break/></text:span>(stamina van de<text:s/>mob)</text:p>
      <text:p text:style-name="Standaard"><text:span text:style-name="T65">Element</text:span><text:span text:style-name="T66"><text:line-break/></text:span>(elementen van de aanvallen van de<text:s/>mob, laat leeg als er geen specifiek element is)</text:p>
      <text:p text:style-name="Standaard"><text:span text:style-name="T67">Weakness</text:span><text:span text:style-name="T68"><text:line-break/></text:span>(de<text:s/>boss<text:s/>zijn zwaktes, elementair, bepaalde wapens, etc.)</text:p>
      <text:p text:style-name="Standaard"><text:span text:style-name="T69">Moveset</text:span><text:span text:style-name="T70"><text:line-break/></text:span>(Bescrhijvingen van alle animaties die de boss gebruikt,<text:s/>maar dan ook<text:s/>ALLE animatie)</text:p>
      <text:p text:style-name="P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6-06-15T10:37:00Z</meta:creation-date>
    <dc:date>2016-06-15T13:52:00Z</dc:date>
    <meta:template xlink:href="Normal" xlink:type="simple"/>
    <meta:editing-cycles>34</meta:editing-cycles>
    <meta:editing-duration>PT11700S</meta:editing-duration>
    <meta:document-statistic meta:page-count="3" meta:paragraph-count="4" meta:word-count="384" meta:character-count="2495" meta:row-count="17" meta:non-whitespace-character-count="2115"/>
  </office:meta>
</office:document-meta>
</file>